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PagePaintingState.setFonts( AFPPageFonts fo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gePainting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FPPaintingState.isNativeImages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setNativeImagesSupported( boolean nativeImagesSuppo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getLandscapeR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PPaintingState.setResolution( int resolu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PPaintingState.isColorIm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gePaintingStat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FPPagePaintingState.getOri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FPPaintingState.setBitsPerPixel( int bitsPerPix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FPPaintingState.getPage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gePaintingState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setPortraitRotation( int rot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FPPaintingState.setImage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getPagePainting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FPPaintingState.getUnit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gePaintingState.getFo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gePaintingState.setOrientation( int ori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gePaintingState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setColorImages( boolean colorIm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gePaintingState.incrementFon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.instanti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instantiat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getPortraitR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getPageFo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get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setLandscapeRotation( int rot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FPPagePaintingState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getR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instanti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getImag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PPaintingStat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FPPaintingState.setPageWidth( int page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getPageR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gePaintingState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setPageHeight( int page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getPag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intingState.getBitsPerPix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